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168253" draw:marker-start-width="0.5cm" draw:marker-end-width="0.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25cm" fo:padding-bottom="0.225cm" fo:padding-left="0.35cm" fo:padding-right="0.3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97cm" fo:min-width="0cm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cm" svg:stroke-color="#168253" draw:marker-start-width="0.35cm" draw:marker-end-width="0.3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175cm" fo:padding-bottom="0.175cm" fo:padding-left="0.3cm" fo:padding-right="0.3cm" loext:decorative="false"/>
    </style:style>
    <style:style style:name="gr5" style:family="graphic" style:parent-style-name="objectwithoutfill">
      <style:graphic-properties svg:stroke-width="0.1cm" svg:stroke-color="#168253" draw:marker-start-width="0.35cm" draw:marker-end-width="0.35cm" draw:fill="none" draw:textarea-vertical-align="middle" fo:padding-top="-0.075cm" fo:padding-bottom="-0.075cm" fo:padding-left="0.05cm" fo:padding-right="0.05cm" loext:decorative="false"/>
    </style:style>
    <style:style style:name="gr6" style:family="graphic" style:parent-style-name="standard">
      <style:graphic-properties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605cm" fo:min-width="0.357cm" fo:padding-top="-0.075cm" fo:padding-bottom="-0.075cm" fo:padding-left="0.05cm" fo:padding-right="0.05cm" loext:decorative="false"/>
    </style:style>
    <style:style style:name="gr7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1.626cm" fo:min-width="9.125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text-properties fo:font-size="96pt"/>
    </style:style>
    <style:style style:name="P3" style:family="paragraph">
      <loext:graphic-properties draw:fill="none" draw:fill-color="#ffffff"/>
      <style:text-properties fo:font-size="9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6.879cm" svg:height="9.999cm" draw:transform="rotate (-1.5707963267949) translate (27.15cm 7.02cm)" svg:viewBox="0 0 6880 10000" draw:points="0,10000 0,0 6880,0 6880,10000">
          <text:p/>
        </draw:polygon>
        <draw:frame draw:style-name="gr2" draw:text-style-name="P3" draw:layer="layout" svg:width="7.108cm" svg:height="6.247cm" svg:x="17.75cm" svg:y="8cm">
          <draw:text-box>
            <text:p text:style-name="P2"><text:span text:style-name="T1">//..</text:span></text:p>
          </draw:text-box>
        </draw:frame>
        <draw:g draw:style-name="gr3">
          <draw:polygon draw:style-name="gr4" draw:text-style-name="P1" draw:layer="layout" svg:width="2.866cm" svg:height="4.164cm" svg:x="23.567cm" svg:y="8.036cm" svg:viewBox="0 0 2867 4165" draw:points="0,4165 0,0 2867,0 2867,4165">
            <text:p/>
          </draw:polygon>
          <draw:line draw:style-name="gr5" draw:text-style-name="P4" draw:layer="layout" svg:x1="25cm" svg:y1="8.817cm" svg:x2="25.912cm" svg:y2="8.817cm">
            <text:p/>
          </draw:line>
          <draw:line draw:style-name="gr5" draw:text-style-name="P4" draw:layer="layout" svg:x1="24.088cm" svg:y1="9.337cm" svg:x2="25.913cm" svg:y2="9.337cm">
            <text:p/>
          </draw:line>
          <draw:line draw:style-name="gr5" draw:text-style-name="P4" draw:layer="layout" svg:x1="24.088cm" svg:y1="9.858cm" svg:x2="25.913cm" svg:y2="9.858cm">
            <text:p/>
          </draw:line>
          <draw:line draw:style-name="gr5" draw:text-style-name="P4" draw:layer="layout" svg:x1="24.088cm" svg:y1="10.378cm" svg:x2="25.913cm" svg:y2="10.378cm">
            <text:p/>
          </draw:line>
          <draw:line draw:style-name="gr5" draw:text-style-name="P4" draw:layer="layout" svg:x1="24.088cm" svg:y1="10.9cm" svg:x2="25.913cm" svg:y2="10.9cm">
            <text:p/>
          </draw:line>
          <draw:line draw:style-name="gr5" draw:text-style-name="P4" draw:layer="layout" svg:x1="24.088cm" svg:y1="11.419cm" svg:x2="25.913cm" svg:y2="11.419cm">
            <text:p/>
          </draw:line>
          <draw:custom-shape draw:style-name="gr6" draw:text-style-name="P1" draw:layer="layout" svg:width="0.457cm" svg:height="0.455cm" svg:x="24.218cm" svg:y="8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1" draw:layer="layout" svg:width="11cm" svg:height="3.75cm" svg:x="3cm" svg:y="8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3T16:35:18.884000000</dc:date>
    <meta:editing-duration>PT4H3M1S</meta:editing-duration>
    <meta:editing-cycles>12</meta:editing-cycles>
    <meta:generator>LibreOffice/24.2.4.2$Windows_X86_64 LibreOffice_project/51a6219feb6075d9a4c46691dcfe0cd9c4fff3c2</meta:generator>
    <meta:document-statistic meta:object-count="12"/>
  </office:meta>
</office:document-meta>
</file>